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P6" style:family="paragraph" style:parent-style-name="Standard">
      <style:text-properties officeooo:rsid="001f056e" officeooo:paragraph-rsid="001f056e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3"/>
      <text:p text:style-name="P3"/>
      <text:p text:style-name="P4">Projects <text:span text:style-name="T2">checked </text:span></text:p>
      <text:p text:style-name="P4">5A <text:span text:style-name="T3">OK</text:span></text:p>
      <text:p text:style-name="P4">5B <text:span text:style-name="T4">OK</text:span></text:p>
      <text:p text:style-name="P5">5C <text:span text:style-name="T3">OK</text:span></text:p>
      <text:p text:style-name="P6">5D OK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2-28T20:25:37.990000000</dc:date>
    <meta:editing-duration>PT1H28M13S</meta:editing-duration>
    <meta:editing-cycles>9</meta:editing-cycles>
    <meta:document-statistic meta:table-count="0" meta:image-count="0" meta:object-count="0" meta:page-count="1" meta:paragraph-count="12" meta:word-count="44" meta:character-count="276" meta:non-whitespace-character-count="229"/>
  </office:meta>
</office:document-meta>
</file>